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0E2C4DFD2BEB685A.png" manifest:media-type="image/png"/>
  <manifest:file-entry manifest:full-path="Pictures/10000201000002BC00000102D85439268838D85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3" presentation:style-name="pr1" draw:text-style-name="P2" draw:layer="layout" svg:width="25.638cm" svg:height="6.631cm" svg:x="5.559cm" svg:y="2.893cm" presentation:class="title" presentation:user-transformed="true">
          <draw:text-box>
            <text:p text:style-name="P1"><text:span text:style-name="T1">Sprint 4 Burndown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Diagramm 2" draw:style-name="gr2" draw:text-style-name="P4" draw:layer="layout" svg:width="29.619cm" svg:height="16.425cm" svg:x="3.566cm" svg:y="0.7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203864" draw:stroke-linejoin="miter" draw:fill="solid" draw:fill-color="#20386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386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1">21/03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3" draw:text-style-name="MP5" draw:layer="backgroundobjects" svg:width="0.919cm" svg:height="2.613cm" svg:x="2.35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5" draw:text-style-name="MP10" draw:layer="backgroundobjects" svg:width="5.974cm" svg:height="2.613cm" svg:x="3.2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2" draw:layer="backgroundobjects" svg:width="25.399cm" svg:height="6.631cm" svg:x="5.871cm" svg:y="1.881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frame draw:name="Grafik 17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Inhaltsplatzhalter 2" presentation:style-name="Mpr4" draw:text-style-name="MP16" draw:layer="backgroundobjects" svg:width="29.892cm" svg:height="12.595cm" svg:x="3.635cm" svg:y="4.253cm" presentation:class="outline" presentation:user-transformed="true">
        <draw:text-box>
          <text:list text:style-name="ML3">
            <text:list-item>
              <text:p text:style-name="MP14"><text:span text:style-name="MT5">Mastertextformat bearbeiten</text:span></text:p>
              <text:list>
                <text:list-item>
                  <text:p text:style-name="MP15"><text:span text:style-name="MT6">Zweite Ebene</text:span></text:p>
                  <text:list>
                    <text:list-item>
                      <text:p text:style-name="MP15"><text:span text:style-name="MT7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1">21/03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3" draw:text-style-name="MP5" draw:layer="backgroundobjects" svg:width="0.783cm" svg:height="2.613cm" svg:x="2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custom-shape draw:name="Rechteck 16" draw:style-name="Mgr5" draw:text-style-name="MP10" draw:layer="backgroundobjects" svg:width="5.974cm" svg:height="2.613cm" svg:x="3.3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9.892cm" svg:height="3.681cm" svg:x="3.635cm" svg:y="0.269cm" presentation:class="title" presentation:user-transformed="true">
        <draw:text-box>
          <text:p text:style-name="MP11"><text:span text:style-name="MT9">Mastertitelformat bearbeiten</text:span></text:p>
        </draw:text-box>
      </draw:frame>
      <draw:frame draw:name="Grafik 14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Panzenboeck Georg, 4CHIF</meta:initial-creator>
    <meta:editing-cycles>116</meta:editing-cycles>
    <meta:creation-date>2017-10-02T10:51:52</meta:creation-date>
    <dc:date>2019-03-21T11:45:49.234952766</dc:date>
    <meta:editing-duration>PT33M25S</meta:editing-duration>
    <meta:generator>LibreOffice/6.1.3.2$Linux_X86_64 LibreOffice_project/10$Build-2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62cm" svg:height="16.426cm" xlink:href="." xlink:type="simple" chart:class="chart:line" chart:style-name="ch1">
        <chart:title svg:x="10.921cm" svg:y="0.463cm" chart:style-name="ch2">
          <text:p>Sprint Burndown Chart</text:p>
        </chart:title>
        <chart:legend chart:legend-position="bottom" svg:x="5.883cm" svg:y="15.721cm" style:legend-expansion="wide" chart:style-name="ch3"/>
        <chart:plot-area chart:style-name="ch4" chart:data-source-has-labels="both" svg:x="1.335cm" svg:y="1.619cm" svg:width="28.723cm" svg:height="11.751cm">
          <chartooo:coordinate-region svg:x="2.01cm" svg:y="1.871cm" svg:width="27.292cm" svg:height="10.896cm"/>
          <chart:axis chart:dimension="x" chart:name="primary-x" chart:style-name="ch5" chartooo:axis-type="auto">
            <chartooo:date-scale chart:base-time-unit="days"/>
            <chart:title svg:x="15.03cm" svg:y="13.698cm" chart:style-name="ch6">
              <text:p>Tage</text:p>
            </chart:title>
            <chart:categories table:cell-range-address="local-table.$A$2:.$A$5"/>
          </chart:axis>
          <chart:axis chart:dimension="y" chart:name="primary-y" chart:style-name="ch7">
            <chart:title svg:x="0cm" svg:y="8.24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regression-curve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10-J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-Feb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Ma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-Ma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